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.278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1.4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1.278cm"/>
      <style:paragraph-properties style:writing-mode="lr-tb"/>
    </style:style>
    <style:style style:name="pr5" style:family="presentation" style:parent-style-name="Default-outline1">
      <style:graphic-properties fo:min-height="11.18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499cm" fo:margin-bottom="0cm" fo:text-indent="0cm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1.278cm" svg:x="1.399cm" svg:y="0.627cm" presentation:class="title" presentation:placeholder="true">
          <draw:text-box/>
        </draw:frame>
        <draw:frame presentation:style-name="pr2" draw:text-style-name="P2" draw:layer="layout" svg:width="25.191cm" svg:height="11.43cm" svg:x="1.399cm" svg:y="2.54cm" presentation:class="subtitle">
          <draw:text-box>
            <text:p text:style-name="P1">FreePLM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1cm" svg:height="1.278cm" svg:x="1.399cm" svg:y="0.627cm" presentation:class="title">
          <draw:text-box>
            <text:p>table of contents</text:p>
          </draw:text-box>
        </draw:frame>
        <draw:frame presentation:style-name="pr5" draw:layer="layout" svg:width="25.191cm" svg:height="11.43cm" svg:x="1.399cm" svg:y="2.54cm" presentation:class="outline">
          <draw:text-box>
            <text:list text:style-name="L2">
              <text:list-item>
                <text:p>Requirements</text:p>
              </text:list-item>
              <text:list-item>
                <text:p>Requested Information</text:p>
              </text:list-item>
              <text:list-item>
                <text:p>Workflows</text:p>
              </text:list-item>
              <text:list-item>
                <text:p>Route ma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1cm" svg:height="1.278cm" svg:x="1.399cm" svg:y="0.627cm" presentation:class="title">
          <draw:text-box>
            <text:p>Requested information – General</text:p>
          </draw:text-box>
        </draw:frame>
        <draw:frame presentation:style-name="pr5" draw:layer="layout" svg:width="25.191cm" svg:height="12.065cm" svg:x="1.399cm" svg:y="2.54cm" presentation:class="outline" presentation:user-transformed="true">
          <draw:text-box>
            <text:list text:style-name="L2">
              <text:list-item>
                <text:p>User Size</text:p>
                <text:list>
                  <text:list-item>
                    <text:p>(Small? )Company size &lt;#OfUsers</text:p>
                  </text:list-item>
                </text:list>
              </text:list-item>
              <text:list-item>
                <text:p>Development Environment(s)</text:p>
                <text:list>
                  <text:list-item>
                    <text:p>Server / Raspberry Pi</text:p>
                  </text:list-item>
                  <text:list-item>
                    <text:p>Virtual Machines</text:p>
                  </text:list-item>
                  <text:list-item>
                    <text:p>Local</text:p>
                  </text:list-item>
                </text:list>
              </text:list-item>
              <text:list-item>
                <text:p>How to access files</text:p>
                <text:list>
                  <text:list-item>
                    <text:p>Direct from server</text:p>
                  </text:list-item>
                  <text:list-item>
                    <text:p>Local Co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1cm" svg:height="1.278cm" svg:x="1.399cm" svg:y="0.627cm" presentation:class="title">
          <draw:text-box>
            <text:p text:style-name="P4">Requested information – Stored general properties</text:p>
          </draw:text-box>
        </draw:frame>
        <draw:frame presentation:style-name="pr5" draw:layer="layout" svg:width="25.191cm" svg:height="11.43cm" svg:x="1.399cm" svg:y="2.54cm" presentation:class="outline" presentation:user-transformed="true">
          <draw:text-box>
            <text:list text:style-name="L2">
              <text:list-item>
                <text:p>What database are the databases convertible?</text:p>
              </text:list-item>
              <text:list-item>
                <text:p>Name / Number (is this the unique identifier?)</text:p>
              </text:list-item>
              <text:list-item>
                <text:p>Type of object</text:p>
              </text:list-item>
              <text:list-item>
                <text:p>State ()</text:p>
              </text:list-item>
              <text:list-item>
                <text:p>Part of project / Top level system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1cm" svg:height="1.278cm" svg:x="1.399cm" svg:y="0.627cm" presentation:class="title">
          <draw:text-box>
            <text:p text:style-name="P4">Requested information – Stored part properties</text:p>
          </draw:text-box>
        </draw:frame>
        <draw:frame presentation:style-name="pr5" draw:layer="layout" svg:width="25.191cm" svg:height="11.43cm" svg:x="1.399cm" svg:y="2.54cm" presentation:class="outline" presentation:user-transformed="true">
          <draw:text-box>
            <text:list text:style-name="L2">
              <text:list-item>
                <text:p>Name / Number (is this the unique identifier?)</text:p>
              </text:list-item>
              <text:list-item>
                <text:p>Description</text:p>
              </text:list-item>
              <text:list-item>
                <text:p>Material</text:p>
              </text:list-item>
              <text:list-item>
                <text:p>Weight</text:p>
              </text:list-item>
              <text:list-item>
                <text:p>Key words</text:p>
              </text:list-item>
              <text:list-item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1cm" svg:height="1.278cm" svg:x="1.399cm" svg:y="0.627cm" presentation:class="title">
          <draw:text-box>
            <text:p text:style-name="P4">Requested information – Stored Assembly properties</text:p>
          </draw:text-box>
        </draw:frame>
        <draw:frame presentation:style-name="pr5" draw:layer="layout" svg:width="25.191cm" svg:height="11.43cm" svg:x="1.399cm" svg:y="2.54cm" presentation:class="outline" presentation:user-transformed="true">
          <draw:text-box>
            <text:list text:style-name="L2">
              <text:list-item>
                <text:p>Name / Number (is this the unique identifier?)</text:p>
              </text:list-item>
              <text:list-item>
                <text:p text:style-name="P5">Description</text:p>
              </text:list-item>
              <text:list-item>
                <text:p>BOM (Read out file?)</text:p>
              </text:list-item>
              <text:list-item>
                <text:p>Weight?</text:p>
              </text:list-item>
              <text:list-item>
                <text:p>keywords</text:p>
              </text:list-item>
              <text:list-item>
                <text:p>..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1cm" svg:height="1.278cm" svg:x="1.399cm" svg:y="0.627cm" presentation:class="title">
          <draw:text-box>
            <text:p text:style-name="P4">Requested information – Stored Drawing? properties</text:p>
          </draw:text-box>
        </draw:frame>
        <draw:frame presentation:style-name="pr5" draw:layer="layout" svg:width="25.191cm" svg:height="11.43cm" svg:x="1.399cm" svg:y="2.54cm" presentation:class="outline" presentation:user-transformed="true">
          <draw:text-box>
            <text:list text:style-name="L2">
              <text:list-item>
                <text:p>Name / Number (is this the unique identifier?)</text:p>
              </text:list-item>
              <text:list-item>
                <text:p text:style-name="P5">Description</text:p>
              </text:list-item>
              <text:list-item>
                <text:p text:style-name="P5">Drawing standards</text:p>
              </text:list-item>
              <text:list-item>
                <text:p text:style-name="P5">keywords</text:p>
              </text:list-item>
              <text:list-item>
                <text:p>..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1cm" svg:height="1.278cm" svg:x="1.399cm" svg:y="0.627cm" presentation:class="title">
          <draw:text-box>
            <text:p text:style-name="P4">Requested information – User properties</text:p>
          </draw:text-box>
        </draw:frame>
        <draw:frame presentation:style-name="pr5" draw:layer="layout" svg:width="25.191cm" svg:height="11.43cm" svg:x="1.399cm" svg:y="2.54cm" presentation:class="outline" presentation:user-transformed="true">
          <draw:text-box>
            <text:list text:style-name="L2">
              <text:list-item>
                <text:p>Name / Number (is this the unique identifier?)</text:p>
              </text:list-item>
              <text:list-item>
                <text:p>Access to projects / top level Systems</text:p>
              </text:list-item>
              <text:list-item>
                <text:p>Role(s)</text:p>
              </text:list-item>
              <text:list-item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1cm" svg:height="1.278cm" svg:x="1.399cm" svg:y="0.627cm" presentation:class="title">
          <draw:text-box>
            <text:p>Workflows</text:p>
          </draw:text-box>
        </draw:frame>
        <draw:frame presentation:style-name="pr5" draw:layer="layout" svg:width="25.191cm" svg:height="11.43cm" svg:x="1.399cm" svg:y="2.54cm" presentation:class="outline">
          <draw:text-box>
            <text:list text:style-name="L2">
              <text:list-item>
                <text:p>Open File</text:p>
              </text:list-item>
              <text:list-item>
                <text:p>Get write Access</text:p>
              </text:list-item>
              <text:list-item>
                <text:p>Save file( to server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1cm" svg:height="1.278cm" svg:x="1.399cm" svg:y="0.627cm" presentation:class="title">
          <draw:text-box>
            <text:p>Requirements</text:p>
          </draw:text-box>
        </draw:frame>
        <draw:frame presentation:style-name="pr5" draw:layer="layout" svg:width="25.191cm" svg:height="11.43cm" svg:x="1.399cm" svg:y="2.54cm" presentation:class="outline" presentation:user-transformed="true">
          <draw:text-box>
            <text:list text:style-name="L2">
              <text:list-item>
                <text:p>Create Requirements for example in a spreadsheet and add link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1cm" svg:height="1.278cm" svg:x="1.399cm" svg:y="0.627cm" presentation:class="title">
          <draw:text-box>
            <text:p>Roadmap – Short term</text:p>
          </draw:text-box>
        </draw:frame>
        <draw:frame presentation:style-name="pr5" draw:layer="layout" svg:width="25.191cm" svg:height="11.43cm" svg:x="1.399cm" svg:y="2.54cm" presentation:class="outline">
          <draw:text-box>
            <text:list text:style-name="L2">
              <text:list-item>
                <text:p>Define information about</text:p>
                <text:list>
                  <text:list-item>
                    <text:p>Define user group</text:p>
                  </text:list-item>
                  <text:list-item>
                    <text:p>Define need info(in what term)</text:p>
                  </text:list-item>
                  <text:list-item>
                    <text:p>Define work environment</text:p>
                  </text:list-item>
                  <text:list-item>
                    <text:p>Define workflows(how to’s)</text:p>
                  </text:list-item>
                  <text:list-item>
                    <text:p><text:span text:style-name="T1">Define programming Language</text:span><text:span text:style-name="T2"> == Python</text:span></text:p>
                  </text:list-item>
                </text:list>
              </text:list-item>
              <text:list-item>
                <text:p>Developing Requirements</text:p>
              </text:list-item>
              <text:list-item>
                <text:p>Get features out of requireme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1cm" svg:height="1.278cm" svg:x="1.399cm" svg:y="0.627cm" presentation:class="title">
          <draw:text-box>
            <text:p text:style-name="P4">Roadmap – Short term</text:p>
          </draw:text-box>
        </draw:frame>
        <draw:frame presentation:style-name="pr5" draw:layer="layout" svg:width="25.191cm" svg:height="11.43cm" svg:x="1.399cm" svg:y="2.54cm" presentation:class="outline">
          <draw:text-box>
            <text:list text:style-name="L2">
              <text:list-item>
                <text:p text:style-name="P5">Create feature tree</text:p>
                <text:list>
                  <text:list-item>
                    <text:p>Define What features are in what state</text:p>
                  </text:list-item>
                </text:list>
              </text:list-item>
              <text:list-item>
                <text:p text:style-name="P5">Create State 0 program (see feature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1cm" svg:height="1.278cm" svg:x="1.399cm" svg:y="0.627cm" presentation:class="title">
          <draw:text-box>
            <text:p>Roadmap – Mid term</text:p>
          </draw:text-box>
        </draw:frame>
        <draw:frame presentation:style-name="pr5" draw:layer="layout" svg:width="25.191cm" svg:height="11.43cm" svg:x="1.399cm" svg:y="2.54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1cm" svg:height="1.278cm" svg:x="1.399cm" svg:y="0.627cm" presentation:class="title">
          <draw:text-box>
            <text:p>Roadmap – Long term</text:p>
          </draw:text-box>
        </draw:frame>
        <draw:frame presentation:style-name="pr5" draw:layer="layout" svg:width="25.191cm" svg:height="11.43cm" svg:x="1.399cm" svg:y="2.54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fill="solid" draw:fill-color="#000000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0pt" style:font-style-asian="normal" style:font-weight-asian="normal" style:font-name-complex="Arial Unicode MS" style:font-family-complex="'Arial Unicode MS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8080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4pt" style:font-style-asian="normal" style:font-weight-asian="normal" style:font-name-complex="Arial Unicode MS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808080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808080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808080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1.278cm" svg:x="1.399cm" svg:y="0.627cm" presentation:class="title" presentation:placeholder="true">
        <draw:text-box/>
      </draw:frame>
      <draw:frame presentation:style-name="Default-outline1" draw:layer="backgroundobjects" svg:width="25.191cm" svg:height="11.43cm" svg:x="1.399cm" svg:y="2.54cm" presentation:class="outline" presentation:placeholder="true">
        <draw:text-box/>
      </draw:frame>
      <draw:frame presentation:style-name="Mpr1" draw:text-style-name="MP6" draw:layer="backgroundobjects" svg:width="6.521cm" svg:height="1.085cm" svg:x="1.399cm" svg:y="14.346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2cm" svg:height="1.085cm" svg:x="9.572cm" svg:y="14.346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1cm" svg:height="1.085cm" svg:x="20.069cm" svg:y="14.346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5-05T12:53:21.498792444</meta:creation-date>
    <meta:editing-duration>PT1H39M56S</meta:editing-duration>
    <meta:editing-cycles>6</meta:editing-cycles>
    <meta:generator>LibreOffice_Vanilla/7.2.0.4$MacOSX_X86_64 LibreOffice_project/9a9c6381e3f7a62afc1329bd359cc48accb6435b</meta:generator>
    <meta:initial-creator>jb tw</meta:initial-creator>
    <dc:date>2022-05-05T20:51:44.313301452</dc:date>
    <dc:creator>jb tw</dc:creator>
    <meta:document-statistic meta:object-count="77"/>
  </office:meta>
</office:document-meta>
</file>